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02cm" style:rel-column-width="12728*"/>
    </style:style>
    <style:style style:name="Tableau1.B" style:family="table-column">
      <style:table-column-properties style:column-width="1.588cm" style:rel-column-width="6119*"/>
    </style:style>
    <style:style style:name="Tableau1.C" style:family="table-column">
      <style:table-column-properties style:column-width="3.217cm" style:rel-column-width="12402*"/>
    </style:style>
    <style:style style:name="Tableau1.D" style:family="table-column">
      <style:table-column-properties style:column-width="8.894cm" style:rel-column-width="34286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officeooo:paragraph-rsid="00194563" style:font-size-asian="10pt" style:font-size-complex="10pt"/>
    </style:style>
    <style:style style:name="P3" style:family="paragraph" style:parent-style-name="Text_20_body">
      <style:text-properties style:font-name="Times New Roman" fo:font-size="10pt" officeooo:paragraph-rsid="001ab48f" style:font-size-asian="10pt" style:font-size-complex="10pt"/>
    </style:style>
    <style:style style:name="P4" style:family="paragraph" style:parent-style-name="Text_20_body">
      <style:text-properties style:font-name="Times New Roman" fo:font-size="10pt" officeooo:rsid="001ab48f" officeooo:paragraph-rsid="001ab48f" style:font-size-asian="10pt" style:font-size-complex="10pt"/>
    </style:style>
    <style:style style:name="P5" style:family="paragraph" style:parent-style-name="Text_20_body">
      <style:text-properties style:font-name="Times New Roman" fo:font-size="10pt" officeooo:paragraph-rsid="001ba587" style:font-size-asian="10pt" style:font-size-complex="10pt"/>
    </style:style>
    <style:style style:name="P6" style:family="paragraph" style:parent-style-name="Text_20_body">
      <style:text-properties style:font-name="Times New Roman" fo:font-size="10pt" officeooo:rsid="001ba587" officeooo:paragraph-rsid="001ba587" style:font-size-asian="10pt" style:font-size-complex="10pt"/>
    </style:style>
    <style:style style:name="P7" style:family="paragraph" style:parent-style-name="Text_20_body">
      <style:text-properties style:font-name="Times New Roman" fo:font-size="10pt" officeooo:paragraph-rsid="001e6770" style:font-size-asian="10pt" style:font-size-complex="10pt"/>
    </style:style>
    <style:style style:name="P8" style:family="paragraph" style:parent-style-name="Text_20_body">
      <style:text-properties style:font-name="Times New Roman" fo:font-size="10pt" officeooo:paragraph-rsid="0021f5eb" style:font-size-asian="10pt" style:font-size-complex="10pt"/>
    </style:style>
    <style:style style:name="P9" style:family="paragraph" style:parent-style-name="Text_20_body">
      <style:text-properties style:font-name="Times New Roman" fo:font-size="10pt" officeooo:paragraph-rsid="002215b6" style:font-size-asian="10pt" style:font-size-complex="10pt"/>
    </style:style>
    <style:style style:name="P10" style:family="paragraph" style:parent-style-name="Text_20_body">
      <style:text-properties style:font-name="Times New Roman" fo:font-size="10pt" style:font-size-asian="8.75pt" style:font-size-complex="10pt"/>
    </style:style>
    <style:style style:name="P11" style:family="paragraph" style:parent-style-name="Text_20_body">
      <style:text-properties style:font-name="Times New Roman" fo:font-size="10pt" officeooo:rsid="001d8c37" officeooo:paragraph-rsid="001d8c37" style:font-size-asian="8.75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0pt" fo:font-weight="normal" officeooo:rsid="0025b940" officeooo:paragraph-rsid="0025b940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officeooo:paragraph-rsid="001ae924"/>
    </style:style>
    <style:style style:name="P14" style:family="paragraph" style:parent-style-name="Text_20_body">
      <style:text-properties fo:color="#666666" style:font-name="Arial" fo:font-size="10pt" officeooo:paragraph-rsid="001ba587" style:font-size-asian="10pt" style:font-size-complex="10pt"/>
    </style:style>
    <style:style style:name="P15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paragraph-rsid="001ab48f" style:font-size-asian="10pt" style:font-size-complex="10pt"/>
    </style:style>
    <style:style style:name="P16" style:family="paragraph" style:parent-style-name="Text_20_body">
      <style:paragraph-properties fo:margin-top="0cm" fo:margin-bottom="0.199cm" loext:contextual-spacing="false" style:writing-mode="page"/>
      <style:text-properties style:font-name="Times New Roman" fo:font-size="10pt" officeooo:rsid="001ab48f" officeooo:paragraph-rsid="001ab48f" style:font-size-asian="10pt" style:font-size-complex="10pt"/>
    </style:style>
    <style:style style:name="P17" style:family="paragraph" style:parent-style-name="Text_20_body">
      <style:paragraph-properties fo:margin-top="0cm" fo:margin-bottom="0.199cm" loext:contextual-spacing="false" style:writing-mode="page"/>
      <style:text-properties style:font-name="Times New Roman" officeooo:paragraph-rsid="001d8c37"/>
    </style:style>
    <style:style style:name="P18" style:family="paragraph" style:parent-style-name="Text_20_body">
      <style:paragraph-properties fo:margin-top="0cm" fo:margin-bottom="0.199cm" loext:contextual-spacing="false" style:writing-mode="page"/>
      <style:text-properties style:font-name="Times New Roman" officeooo:paragraph-rsid="001e6770"/>
    </style:style>
    <style:style style:name="P19" style:family="paragraph" style:parent-style-name="Table_20_Contents">
      <style:paragraph-properties fo:margin-top="0cm" fo:margin-bottom="0.199cm" loext:contextual-spacing="false" style:writing-mode="page"/>
      <style:text-properties style:font-name="Times New Roman" fo:font-size="10pt" officeooo:rsid="001ab48f" officeooo:paragraph-rsid="001ab48f" style:font-size-asian="10pt" style:font-size-complex="10pt"/>
    </style:style>
    <style:style style:name="P20" style:family="paragraph" style:parent-style-name="Table_20_Contents">
      <style:text-properties style:font-name="Times New Roman" fo:font-size="10pt" style:font-size-asian="10pt" style:font-size-complex="10pt"/>
    </style:style>
    <style:style style:name="P21" style:family="paragraph" style:parent-style-name="Table_20_Contents">
      <style:text-properties style:font-name="Times New Roman" fo:font-size="10pt" officeooo:rsid="001ab48f" officeooo:paragraph-rsid="001ab48f" style:font-size-asian="10pt" style:font-size-complex="10pt"/>
    </style:style>
    <style:style style:name="P22" style:family="paragraph" style:parent-style-name="Table_20_Contents">
      <style:text-properties style:font-name="Times New Roman" fo:font-size="10pt" fo:font-weight="bold" officeooo:rsid="001ae924" officeooo:paragraph-rsid="001ae924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Times New Roman" fo:font-size="10pt" fo:font-weight="bold" officeooo:rsid="0021f5eb" officeooo:paragraph-rsid="0021f5eb" style:font-size-asian="10pt" style:font-weight-asian="bold" style:font-size-complex="10pt" style:font-weight-complex="bold"/>
    </style:style>
    <style:style style:name="P24" style:family="paragraph" style:parent-style-name="Text_20_body">
      <style:text-properties style:font-name="Times New Roman" fo:font-size="10pt" officeooo:paragraph-rsid="001ae924" style:font-size-asian="10pt" style:font-size-complex="10pt"/>
    </style:style>
    <style:style style:name="P25" style:family="paragraph" style:parent-style-name="Text_20_body">
      <style:text-properties style:font-name="Times New Roman" fo:font-size="10pt" officeooo:rsid="001ba587" officeooo:paragraph-rsid="001ba587" style:font-size-asian="8.75pt" style:font-size-complex="10pt"/>
    </style:style>
    <style:style style:name="P26" style:family="paragraph" style:parent-style-name="Text_20_body">
      <style:paragraph-properties fo:text-align="center" style:justify-single-word="false"/>
      <style:text-properties fo:color="#666666" style:font-name="Times New Roman" fo:font-size="10pt" fo:font-weight="normal" officeooo:rsid="001c88d3" officeooo:paragraph-rsid="002c7d4e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style:font-name="Times New Roman" fo:font-size="10pt" officeooo:paragraph-rsid="001ae924" style:font-size-asian="10pt" style:font-size-complex="10pt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style:font-name="Times New Roman" fo:font-size="10pt" fo:font-weight="bold" officeooo:rsid="001ae924" officeooo:paragraph-rsid="001ae924" style:font-size-asian="10pt" style:font-size-complex="10pt"/>
    </style:style>
    <style:style style:name="P29" style:family="paragraph" style:parent-style-name="Heading_20_1">
      <style:text-properties style:font-name="Times New Roman" fo:font-size="13pt" style:font-size-asian="13pt" style:font-size-complex="13pt"/>
    </style:style>
    <style:style style:name="P30" style:family="paragraph" style:parent-style-name="Heading_20_1">
      <style:text-properties style:font-name="Times New Roman" fo:font-size="13pt" officeooo:paragraph-rsid="001ae924" style:font-size-asian="13pt" style:font-size-complex="13pt"/>
    </style:style>
    <style:style style:name="P31" style:family="paragraph" style:parent-style-name="Heading_20_1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2" style:family="paragraph" style:parent-style-name="Heading_20_1">
      <style:text-properties style:font-name="Times New Roman" fo:font-size="10pt" style:text-underline-style="solid" style:text-underline-width="auto" style:text-underline-color="font-color" officeooo:rsid="001ba587" officeooo:paragraph-rsid="001ba587" style:font-size-asian="10pt" style:font-size-complex="10pt"/>
    </style:style>
    <style:style style:name="P33" style:family="paragraph" style:parent-style-name="Heading_20_1">
      <style:paragraph-properties fo:margin-top="0cm" fo:margin-bottom="0cm" loext:contextual-spacing="false" style:writing-mode="page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officeooo:rsid="00194563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8c37" style:font-size-asian="10pt" style:font-size-complex="10pt"/>
    </style:style>
    <style:style style:name="T5" style:family="text">
      <style:text-properties fo:font-size="10pt" officeooo:rsid="001e6770" style:font-size-asian="10pt" style:font-size-complex="10pt"/>
    </style:style>
    <style:style style:name="T6" style:family="text">
      <style:text-properties fo:font-size="10pt" officeooo:rsid="002062e9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1d8c37" style:font-size-asian="10pt" style:font-weight-asian="bold" style:font-size-complex="10pt" style:font-weight-complex="bold"/>
    </style:style>
    <style:style style:name="T9" style:family="text">
      <style:text-properties fo:font-size="13pt" fo:font-weight="bold" style:font-size-asian="13pt" style:font-size-complex="13pt"/>
    </style:style>
    <style:style style:name="T10" style:family="text">
      <style:text-properties fo:font-size="13pt" fo:font-weight="bold" officeooo:rsid="00194563" style:font-size-asian="13pt" style:font-size-complex="13pt"/>
    </style:style>
    <style:style style:name="T11" style:family="text">
      <style:text-properties fo:font-size="13pt" fo:font-weight="bold" officeooo:rsid="001cd496" style:font-size-asian="13pt" style:font-size-complex="13pt"/>
    </style:style>
    <style:style style:name="T12" style:family="text">
      <style:text-properties officeooo:rsid="001ae924"/>
    </style:style>
    <style:style style:name="T13" style:family="text">
      <style:text-properties officeooo:rsid="001ba587"/>
    </style:style>
    <style:style style:name="T14" style:family="text">
      <style:text-properties officeooo:rsid="001e6770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e6770"/>
    </style:style>
    <style:style style:name="T17" style:family="text">
      <style:text-properties style:text-underline-style="none" officeooo:rsid="0024273d"/>
    </style:style>
    <style:style style:name="T18" style:family="text">
      <style:text-properties officeooo:rsid="0021f5eb"/>
    </style:style>
    <style:style style:name="T19" style:family="text">
      <style:text-properties officeooo:rsid="002215b6"/>
    </style:style>
    <style:style style:name="T20" style:family="text">
      <style:text-properties fo:color="#666666" style:font-name="Arial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officeooo:rsid="002ae4b2"/>
    </style:style>
    <style:style style:name="T23" style:family="text">
      <style:text-properties officeooo:rsid="0016f5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1">Osvcad - </text:span><text:span text:style-name="T10">N</text:span><text:span text:style-name="T9">omenclature des pièces</text:span></text:p>
      <text:p text:style-name="P26"><text:span text:style-name="T23">v</text:span>0.1 – 31 août 2017</text:p>
      <text:p text:style-name="P12">TODO : </text:p>
      <text:p text:style-name="P12">- le champ positionnel <text:span text:style-name="T22">pourrait</text:span> aller après substantiel et provenantiel, car directement lié à un projet particulier</text:p>
      <text:h text:style-name="P30" text:outline-level="1"><text:span text:style-name="T12">1 - </text:span>Objectifs</text:h>
      <text:p text:style-name="P27"/>
      <text:p text:style-name="P17"><text:span text:style-name="T3">- Le nom d'une pièce doit être </text:span><text:span text:style-name="T7">traductible</text:span><text:span text:style-name="T3"> dans plusieurs langues, </text:span><text:span text:style-name="T4">tout en ayant un </text:span><text:span text:style-name="T8">nom unique</text:span><text:span text:style-name="T4"> indépendant de la langue </text:span><text:span text:style-name="T5">(ou dans une langue de référence clairement définie pour le projet)</text:span></text:p>
      <text:p text:style-name="P18"><text:span text:style-name="T3">- Le nom d'une pièce est une </text:span><text:span text:style-name="T7">séquence de 8 champs</text:span><text:span text:style-name="T3"> séparés par le caractère _ (underscore)</text:span></text:p>
      <text:p text:style-name="P18"><text:span text:style-name="T3">- Les champs 1, 2, 4, 5, 6 peuvent être nomenclaturés et numérisés (</text:span><text:span text:style-name="T7">représentation compacte</text:span><text:span text:style-name="T3">) permettant de construire la désignation linguistique longue (interprétable par des humains ne partageant pas nécessairement la même langue)</text:span></text:p>
      <text:p text:style-name="P18"><text:span text:style-name="T3">- </text:span><text:span text:style-name="T6">La désignation d’une pièce ne peut être</text:span><text:span text:style-name="T3"> ambigüe</text:span></text:p>
      <text:h text:style-name="P29" text:outline-level="1"><text:span text:style-name="T12">2 - </text:span>Nomenclature</text:h>
      <text:p text:style-name="P28"/>
      <text:p text:style-name="P24">Le nom d'une pièce est construit à partir de ses attributs </text:p>
      <text:p text:style-name="P2"><text:span text:style-name="T2">- </text:span><text:span text:style-name="T1">Constants</text:span> (<text:span text:style-name="T18">Champs aux positions </text:span>1,2,3),</text:p>
      <text:p text:style-name="P8"><text:span text:style-name="T2">- </text:span><text:span text:style-name="T1">Variables</text:span> (<text:span text:style-name="T18">Champs aux positions </text:span>4,5,6)</text:p>
      <text:p text:style-name="P8"><text:span text:style-name="T2">- </text:span><text:span text:style-name="T1">Arbitraires</text:span> (<text:span text:style-name="T18">Champs aux positions </text:span>7,8) en cas d’ambiguïté résidu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2">Domaine</text:p>
          </table:table-cell>
          <table:table-cell table:style-name="Tableau1.A1" office:value-type="string">
            <text:p text:style-name="P23">Position</text:p>
          </table:table-cell>
          <table:table-cell table:style-name="Tableau1.A1" office:value-type="string">
            <text:p text:style-name="P22">Lien</text:p>
          </table:table-cell>
          <table:table-cell table:style-name="Tableau1.D1" office:value-type="string">
            <text:p text:style-name="P22">Commentaires</text:p>
          </table:table-cell>
        </table:table-row>
        <table:table-row>
          <table:table-cell table:style-name="Tableau1.A4" table:number-rows-spanned="3" office:value-type="string">
            <text:p text:style-name="P21">Constants</text:p>
          </table:table-cell>
          <table:table-cell table:style-name="Tableau1.B2" office:value-type="string">
            <text:p text:style-name="P21">1</text:p>
          </table:table-cell>
          <table:table-cell table:style-name="Tableau1.C9" office:value-type="string">
            <text:p text:style-name="P19">Sectoriel</text:p>
          </table:table-cell>
          <table:table-cell table:style-name="Tableau1.D2" office:value-type="string">
            <text:p text:style-name="P20"/>
          </table:table-cell>
        </table:table-row>
        <table:table-row>
          <table:covered-table-cell/>
          <table:table-cell table:style-name="Tableau1.B3" office:value-type="string">
            <text:p text:style-name="P21">2</text:p>
          </table:table-cell>
          <table:table-cell table:style-name="Tableau1.C9" office:value-type="string">
            <text:p text:style-name="P19">Fonctionnel</text:p>
          </table:table-cell>
          <table:table-cell table:style-name="Tableau1.D3" office:value-type="string">
            <text:p text:style-name="P20"/>
          </table:table-cell>
        </table:table-row>
        <table:table-row>
          <table:covered-table-cell/>
          <table:table-cell table:style-name="Tableau1.B4" office:value-type="string">
            <text:p text:style-name="P21">3</text:p>
          </table:table-cell>
          <table:table-cell table:style-name="Tableau1.C9" office:value-type="string">
            <text:p text:style-name="P21">Dimensionnel</text:p>
          </table:table-cell>
          <table:table-cell table:style-name="Tableau1.D4" office:value-type="string">
            <text:p text:style-name="P3">Réels , - pour le signe , séparateur # inter champ , unité à préciser si non SI (m)</text:p>
            <text:p text:style-name="P3">Signature V#D1#D2#D3#UNIT ou autre donnée numérique de dimension</text:p>
          </table:table-cell>
        </table:table-row>
        <table:table-row>
          <table:table-cell table:style-name="Tableau1.A7" table:number-rows-spanned="3" office:value-type="string">
            <text:p text:style-name="P21">Variables</text:p>
          </table:table-cell>
          <table:table-cell table:style-name="Tableau1.B5" office:value-type="string">
            <text:p text:style-name="P21">4</text:p>
          </table:table-cell>
          <table:table-cell table:style-name="Tableau1.C9" office:value-type="string">
            <text:p text:style-name="P21">Positionnel</text:p>
          </table:table-cell>
          <table:table-cell table:style-name="Tableau1.D5" office:value-type="string">
            <text:p text:style-name="P3">HAUT,BAS,GAUCHE,DROITE,AVANT,ARRIERE</text:p>
            <text:p text:style-name="P4">Détermination automatisable</text:p>
          </table:table-cell>
        </table:table-row>
        <table:table-row>
          <table:covered-table-cell/>
          <table:table-cell table:style-name="Tableau1.B6" office:value-type="string">
            <text:p text:style-name="P21">5</text:p>
          </table:table-cell>
          <table:table-cell table:style-name="Tableau1.C9" office:value-type="string">
            <text:p text:style-name="P21">Substantiel</text:p>
          </table:table-cell>
          <table:table-cell table:style-name="Tableau1.D6" office:value-type="string">
            <text:p text:style-name="P15">ACIER,CARBONE,PVC,…</text:p>
            <text:p text:style-name="P16">Si nécessaire</text:p>
          </table:table-cell>
        </table:table-row>
        <table:table-row>
          <table:covered-table-cell/>
          <table:table-cell table:style-name="Tableau1.B7" office:value-type="string">
            <text:p text:style-name="P21">6</text:p>
          </table:table-cell>
          <table:table-cell table:style-name="Tableau1.C9" office:value-type="string">
            <text:p text:style-name="P21">Provenantiel</text:p>
          </table:table-cell>
          <table:table-cell table:style-name="Tableau1.D7" office:value-type="string">
            <text:p text:style-name="P19">Marque, fournisseur</text:p>
          </table:table-cell>
        </table:table-row>
        <table:table-row>
          <table:table-cell table:style-name="Tableau1.A9" table:number-rows-spanned="2" office:value-type="string">
            <text:p text:style-name="P21">Arbitraires</text:p>
          </table:table-cell>
          <table:table-cell table:style-name="Tableau1.B8" office:value-type="string">
            <text:p text:style-name="P21">7</text:p>
          </table:table-cell>
          <table:table-cell table:style-name="Tableau1.C9" office:value-type="string">
            <text:p text:style-name="P21">Alpha</text:p>
          </table:table-cell>
          <table:table-cell table:style-name="Tableau1.D8" office:value-type="string">
            <text:p text:style-name="P15">Référentiel Arbitraire ALPHA - ou Ref externe (fournisseur) </text:p>
          </table:table-cell>
        </table:table-row>
        <table:table-row>
          <table:covered-table-cell/>
          <table:table-cell table:style-name="Tableau1.B9" office:value-type="string">
            <text:p text:style-name="P21">8</text:p>
          </table:table-cell>
          <table:table-cell table:style-name="Tableau1.C9" office:value-type="string">
            <text:p text:style-name="P21">Num</text:p>
          </table:table-cell>
          <table:table-cell table:style-name="Tableau1.D9" office:value-type="string">
            <text:p text:style-name="P19">Référentiel arbitraire numérique</text:p>
          </table:table-cell>
        </table:table-row>
      </table:table>
      <text:h text:style-name="P33" text:outline-level="1"/>
      <text:h text:style-name="P31" text:outline-level="1">Règles</text:h>
      <text:p text:style-name="P1"><text:span text:style-name="T12">1/ </text:span>Si ce n'est pas pertinent ou prématuré dans la conception un champ est laissé vacant.</text:p>
      <text:p text:style-name="P1"><text:soft-page-break/><text:span text:style-name="T12">2/ </text:span>Un nom contient toujours 8 champs, certains pouvant être vide.  </text:p>
      <text:p text:style-name="P6">3/ En l'absence d'information sur le code numérique de chacun des attributs celui ci est remplacé par X.</text:p>
      <text:p text:style-name="P1"/>
      <text:h text:style-name="P31" text:outline-level="1">Remarques</text:h>
      <text:p text:style-name="P10"/>
      <text:p text:style-name="P5">Il faudra construire des outils de complétion automatique de certains champs. (En particulier 1,3,4,5,6,8)</text:p>
      <text:p text:style-name="P5">Le champ 2 nécessite de l'intelligence (<text:span text:style-name="T12">h</text:span>umaine ou <text:span text:style-name="T12">éventuellement </text:span>artificielle) </text:p>
      <text:p text:style-name="P5">Toute pièce peut disposer comme nom a minima de sa signature obtenu<text:span text:style-name="T18">e</text:span> à partir de la <text:span text:style-name="T19">SVD</text:span> <text:span text:style-name="T18">(Singular Value Decomposition / Décomposition en valeurs singulières) </text:span>de son nuage de points. <text:span text:style-name="T19">L’unicité du nom n’est alors pas garantie mais la duplicité reste peu probable.</text:span></text:p>
      <text:p text:style-name="P9"><text:span text:style-name="T19">S</text:span>i l'on dispose d'un grand nombre de fichiers <text:span text:style-name="T19">STEP</text:span> <text:span text:style-name="T19">respectant la présente nomenclature, </text:span>on peut commencer à entraîner des réseaux de neurone<text:span text:style-name="T19">s</text:span> pour apprendre à nommer automatiquement les pièces (vision long terme) </text:p>
      <text:h text:style-name="P31" text:outline-level="1">Exemple<text:span text:style-name="T13">s</text:span></text:h>
      <text:p text:style-name="P10"/>
      <text:p text:style-name="P14">AERO_AILERON__0,75_CARBONE_BOEING_747_1</text:p>
      <text:p text:style-name="P14">AUTO_ELT#CHASSIS_1,4_AVANT_ACIER_X_1</text:p>
      <text:p text:style-name="P14">MECA_LIEN#ECROU_18mm_ACIER_LEROYMERLIN_1</text:p>
      <text:p text:style-name="P14">BURO_CAHIER#BROUILLON_21#29,7_PAPIER_CLAIREFONTAINE__0001</text:p>
      <text:p text:style-name="P5"><text:span text:style-name="T20">__1340#123#23#44#MM____TOTO_1</text:span> : Nom arbitraire (avec signature dimensionnelle) </text:p>
      <text:p text:style-name="P1"><text:span text:style-name="T20">_______</text:span> : aucun attribut 7 caractères underscore soit 8 champs   (à proscrire pièce void) </text:p>
      <text:h text:style-name="P32" text:outline-level="1">Implémentation</text:h>
      <text:p text:style-name="P25"/>
      <text:p text:style-name="P11"><text:span text:style-name="T19">Les t</text:span>raductions <text:span text:style-name="T14">sont gérées</text:span> <text:span text:style-name="T19">à la volée à partir du nom unique ou d’une autre traduction.</text:span></text:p>
      <text:p text:style-name="P5"><text:span text:style-name="T14">Afin de mapper le nom unique aux traductions possibles, o</text:span>n maintient 4 fichiers json (1 par attribut non numérique ) qui s'enrichissent en fonction des besoins et des projets. On peut reprendre la nomenclature step.</text:p>
      <text:p text:style-name="P7">1) <text:span text:style-name="T21">sector.json</text:span> <text:span text:style-name="T14">(avec traductions ??)</text:span></text:p>
      <text:p text:style-name="P5">{0:'MECA', 1:'ELEC', 2:'INFO', 3:'ENT'}</text:p>
      <text:p text:style-name="P7">2) <text:span text:style-name="T21">function.json</text:span> <text:s/><text:span text:style-name="T14">(avec traductions)</text:span></text:p>
      <text:p text:style-name="P7">{‘<text:span text:style-name="T14">fr’:</text:span></text:p>
      <text:p text:style-name="P7"><text:s text:c="4"/>{1:'AILE', 2:'CHASSIS', 3:'LIEN'}<text:span text:style-name="T14">},</text:span></text:p>
      <text:p text:style-name="P7">‘<text:span text:style-name="T14">en’:</text:span></text:p>
      <text:p text:style-name="P7"><text:s text:c="4"/><text:span text:style-name="T14">{</text:span>1:'<text:span text:style-name="T14">WING</text:span>', 2:'<text:span text:style-name="T14">STRUCTURE</text:span>', 3:'<text:span text:style-name="T14">LINK</text:span>'}<text:span text:style-name="T14">}}</text:span></text:p>
      <text:p text:style-name="P5">dépendant du secteur SECTORIEL =&gt; FONCTIONEL</text:p>
      <text:p text:style-name="P5">5) <text:span text:style-name="T21">material.json</text:span> <text:span text:style-name="T14">(avec traductions)</text:span></text:p>
      <text:p text:style-name="P7">{‘<text:span text:style-name="T14">fr’:</text:span></text:p>
      <text:p text:style-name="P7"><text:soft-page-break/><text:s text:c="4"/><text:span text:style-name="T14">{</text:span>1:'ACIER',2:'CARBONE':3:'PAPIER'}<text:span text:style-name="T14">},</text:span></text:p>
      <text:p text:style-name="P7">‘<text:span text:style-name="T14">en’:</text:span></text:p>
      <text:p text:style-name="P7"><text:s text:c="4"/><text:span text:style-name="T14">{</text:span>1:'<text:span text:style-name="T14">STEEL</text:span>',2:'CARBON':3:'PAP<text:span text:style-name="T14">ER</text:span>'}<text:span text:style-name="T14">}}</text:span></text:p>
      <text:p text:style-name="P7"/>
      <text:p text:style-name="P5">6) <text:span text:style-name="T21">suppliers.json</text:span><text:span text:style-name="T15"> </text:span><text:span text:style-name="T16">(pas de traduction </text:span><text:span text:style-name="T17">pour les marques, mais traduction nécessaire de ‘générique’ (par exemple une vis)</text:span><text:span text:style-name="T16">)</text:span></text:p>
      <text:p text:style-name="P5">{1:'BOEING',2:'AUDI',3:'CLAIREFONTAINE',4:'LEROY MERLIN'}</text:p>
      <text:p text:style-name="P5">Les attributs de position peuvent être prédéfinis dans un dictionnaire et combinés</text:p>
      <text:p text:style-name="P5">12 AVANT#GAUCHE</text:p>
      <text:p text:style-name="P5">15 AVANT#HA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1:54:39.365000000</meta:creation-date>
    <dc:date>2017-08-31T19:35:41.804000000</dc:date>
    <meta:editing-duration>PT2H26M13S</meta:editing-duration>
    <meta:editing-cycles>11</meta:editing-cycles>
    <meta:generator>LibreOffice/5.2.7.2$Windows_x86 LibreOffice_project/2b7f1e640c46ceb28adf43ee075a6e8b8439ed10</meta:generator>
    <meta:document-statistic meta:table-count="1" meta:image-count="0" meta:object-count="0" meta:page-count="3" meta:paragraph-count="83" meta:word-count="521" meta:character-count="3721" meta:non-whitespace-character-count="3254"/>
  </office:meta>
</office:document-meta>
</file>